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B4000001160A3008ECAC5DA412.png" manifest:media-type="image/png"/>
  <manifest:file-entry manifest:full-path="Pictures/100000000000023100000220A64CDAF515F84E32.jpg" manifest:media-type="image/jpeg"/>
  <manifest:file-entry manifest:full-path="Pictures/100000000000003400000034B04F67DFB65F1BB3.jpg" manifest:media-type="image/jpeg"/>
  <manifest:file-entry manifest:full-path="Pictures/100002010000002E0000002EF6599CB6BFAE8C18.png" manifest:media-type="image/png"/>
  <manifest:file-entry manifest:full-path="Pictures/100000000000013B000000A0DB37BEC099FA3F1A.jpg" manifest:media-type="image/jpeg"/>
  <manifest:file-entry manifest:full-path="Pictures/100002010000012C000000EAABDA229085718999.png" manifest:media-type="image/png"/>
  <manifest:file-entry manifest:full-path="Pictures/1000000000000113000000B70696343D251B7489.png" manifest:media-type="image/png"/>
  <manifest:file-entry manifest:full-path="Pictures/1000020100001150000005146A95512B0207AAB1.png" manifest:media-type="image/png"/>
  <manifest:file-entry manifest:full-path="Pictures/10000000000002E200000302F74EA77ABBF77873.jpg" manifest:media-type="image/jpeg"/>
  <manifest:file-entry manifest:full-path="Pictures/100000000000034A000001B80B27FAA169CBA660.jpg" manifest:media-type="image/jpeg"/>
  <manifest:file-entry manifest:full-path="Pictures/100002010000026800000057982ABEE169A73A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8.187cm"/>
    </style:style>
    <style:style style:name="gr3" style:family="graphic" style:parent-style-name="standard">
      <style:graphic-properties draw:stroke="none" draw:fill="none" fo:min-height="7.15cm"/>
    </style:style>
    <style:style style:name="gr4" style:family="graphic" style:parent-style-name="standard">
      <style:graphic-properties draw:stroke="none" draw:fill="none" fo:min-height="8.15cm"/>
    </style:style>
    <style:style style:name="gr5" style:family="graphic" style:parent-style-name="standard">
      <style:graphic-properties draw:stroke="none" draw:fill="none" fo:min-height="9.444cm"/>
    </style:style>
    <style:style style:name="gr6" style:family="graphic" style:parent-style-name="standard">
      <style:graphic-properties draw:stroke="none" draw:fill="none" fo:min-height="7.55cm"/>
    </style:style>
    <style:style style:name="gr7" style:family="graphic" style:parent-style-name="standard">
      <style:graphic-properties draw:stroke="none" draw:fill="none" fo:min-height="8.95cm"/>
    </style:style>
    <style:style style:name="pr1" style:family="presentation" style:parent-style-name="PPT_5f_Templat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PPT_5f_Templat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PPT_5f_Template-notes">
      <style:graphic-properties draw:fill-color="#ffffff" draw:auto-grow-height="true" fo:min-height="13.364cm"/>
    </style:style>
    <style:style style:name="pr4" style:family="presentation" style:parent-style-name="PPT_5f_Template3-title">
      <style:graphic-properties draw:auto-grow-height="true" fo:min-height="0.888cm"/>
    </style:style>
    <style:style style:name="pr5" style:family="presentation" style:parent-style-name="PPT_5f_Template3-outline1" style:list-style-name="L5">
      <style:graphic-properties fo:min-height="8.893cm"/>
    </style:style>
    <style:style style:name="pr6" style:family="presentation" style:parent-style-name="PPT_5f_Template3-notes">
      <style:graphic-properties draw:fill-color="#ffffff" fo:min-height="13.365cm"/>
    </style:style>
    <style:style style:name="pr7" style:family="presentation" style:parent-style-name="PPT_5f_Template3-notes">
      <style:graphic-properties draw:fill-color="#ffffff" fo:min-height="13.364cm"/>
    </style:style>
    <style:style style:name="pr8" style:family="presentation" style:parent-style-name="PPT_5f_Template3-title">
      <style:graphic-properties fo:min-height="0.888cm"/>
    </style:style>
    <style:style style:name="pr9" style:family="presentation" style:parent-style-name="PPT_5f_Template3-subtitle">
      <style:graphic-properties draw:fill-color="#ffffff" fo:min-height="9.143cm"/>
    </style:style>
    <style:style style:name="pr10" style:family="presentation" style:parent-style-name="PPT_5f_Template3-subtitle">
      <style:graphic-properties draw:fill-color="#ffffff" fo:min-height="11.213cm"/>
    </style:style>
    <style:style style:name="pr11" style:family="presentation" style:parent-style-name="PPT_5f_Template9-notes">
      <style:graphic-properties draw:fill-color="#ffffff" fo:min-height="13.365cm"/>
    </style:style>
    <style:style style:name="pr12" style:family="presentation" style:parent-style-name="PPT_5f_Template10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16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0pt" style:font-size-asian="20pt" style:font-size-complex="20pt"/>
    </style:style>
    <style:style style:name="P7" style:family="paragraph">
      <style:paragraph-properties fo:margin-top="0.42cm" fo:margin-bottom="0.35cm" fo:text-align="start"/>
    </style:style>
    <style:style style:name="P8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9" style:family="paragraph">
      <style:text-properties fo:font-size="20pt"/>
    </style:style>
    <style:style style:name="P10" style:family="paragraph">
      <style:paragraph-properties fo:text-align="start"/>
      <style:text-properties fo:font-size="18pt" style:font-size-asian="18pt" style:font-size-complex="18pt"/>
    </style:style>
    <style:style style:name="P11" style:family="paragraph">
      <style:text-properties fo:font-size="14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3399ff" fo:font-size="100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3399ff" fo:font-size="100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3399ff" fo:font-size="100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3399ff" fo:font-size="100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3399ff" fo:font-size="100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3399ff" fo:font-size="100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3399ff" fo:font-size="100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3399ff" fo:font-size="100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3399ff" fo:font-size="100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3399ff" fo:font-size="100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3399ff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3399ff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3399ff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3399ff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3399ff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3399ff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3399ff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3399ff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3399ff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3399ff" fo:font-size="45%"/>
      </text:list-level-style-bullet>
    </text:list-style>
  </office:automatic-styles>
  <office:body>
    <office:presentation>
      <draw:page draw:name="page1" draw:style-name="dp1" draw:master-page-name="PPT_5f_Templat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MAKE</text:span></text:p>
          </draw:text-box>
        </draw:frame>
        <draw:frame draw:name="Text Placeholder 2" presentation:style-name="pr2" draw:text-style-name="P4" draw:layer="layout" svg:width="14.604cm" svg:height="1.057cm" svg:x="1.905cm" svg:y="6.985cm" presentation:class="outline" presentation:user-transformed="true">
          <draw:text-box>
            <text:p text:style-name="P3"><text:span text:style-name="T2">Sachin K D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PT_5f_Template3" presentation:presentation-page-layout-name="AL2T1" xml:id="id2" draw:id="id2">
        <office:forms form:automatic-focus="false" form:apply-design-mode="false"/>
        <draw:frame presentation:style-name="pr4" draw:layer="layout" svg:width="18.202cm" svg:height="0.888cm" svg:x="0.212cm" svg:y="0.169cm" presentation:class="title" presentation:user-transformed="true">
          <draw:text-box>
            <text:p>Topics </text:p>
          </draw:text-box>
        </draw:frame>
        <draw:frame presentation:style-name="pr5" draw:layer="layout" svg:width="19.444cm" svg:height="8.927cm" svg:x="0.356cm" svg:y="1.473cm" presentation:class="outline" presentation:user-transformed="true">
          <draw:text-box>
            <text:list text:style-name="L3">
              <text:list-item>
                <text:p>Rules to Makefile.</text:p>
              </text:list-item>
              <text:list-item>
                <text:p>Working of Makefile.</text:p>
              </text:list-item>
              <text:list-item>
                <text:p>Special symbols used in Makefile.</text:p>
              </text:list-item>
              <text:list-item>
                <text:p>.PHONY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PT_5f_Template3" xml:id="id3" draw:id="id3">
        <office:forms form:automatic-focus="false" form:apply-design-mode="false"/>
        <draw:frame draw:style-name="gr2" draw:layer="layout" svg:width="18.748cm" svg:height="8.437cm" svg:x="0.652cm" svg:y="0.4cm">
          <draw:text-box>
            <text:p>MAKE:</text:p>
            <text:p/>
            <text:p/>
            <text:p/>
            <text:p>The make utility automatically determines which pieces of a large program need to be recompiled, and issues commands to recompile them.</text:p>
            <text:p/>
            <text:p>Make gets knowledge of how to build program from file called makefile.</text:p>
            <text:p/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PT_5f_Template3" presentation:presentation-page-layout-name="AL1T0" xml:id="id4" draw:id="id4">
        <office:forms form:automatic-focus="false" form:apply-design-mode="false"/>
        <draw:frame presentation:style-name="pr8" draw:layer="layout" svg:width="18.202cm" svg:height="0.888cm" svg:x="0.243cm" svg:y="0.284cm" presentation:class="title" presentation:user-transformed="true">
          <draw:text-box>
            <text:p>Capabilities of Make</text:p>
          </draw:text-box>
        </draw:frame>
        <draw:frame presentation:style-name="pr9" draw:text-style-name="P6" draw:layer="layout" svg:width="17.444cm" svg:height="9.143cm" svg:x="0.356cm" svg:y="1.473cm" presentation:class="subtitle" presentation:user-transformed="true">
          <draw:text-box>
            <text:list text:style-name="L4">
              <text:list-item>
                <text:p text:style-name="P5"><text:span text:style-name="T3">Make enables the user to install package.</text:span></text:p>
                <text:p text:style-name="P5"><text:span text:style-name="T3"/></text:p>
              </text:list-item>
              <text:list-item>
                <text:p text:style-name="P5"><text:span text:style-name="T3">Make figures out which files it needs to update, based on which source files have changed.</text:span></text:p>
                <text:p text:style-name="P5"><text:span text:style-name="T3"/></text:p>
              </text:list-item>
              <text:list-item>
                <text:p text:style-name="P5"><text:span text:style-name="T3">Make is not limited to any particular language. The makefile specifies the shell commands to compute it.</text:span></text:p>
                <text:p><text:span text:style-name="T3"/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PT_5f_Template3" xml:id="id5" draw:id="id5">
        <office:forms form:automatic-focus="false" form:apply-design-mode="false"/>
        <draw:frame draw:style-name="gr3" draw:layer="layout" svg:width="17.655cm" svg:height="7.4cm" svg:x="1cm" svg:y="2.2cm">
          <draw:text-box>
            <text:p>A simple makefile consists of “rules” with the following shape:</text:p>
            <text:p><text:tab/><text:tab/></text:p>
            <text:p><text:tab/><text:tab/>target ... : prerequisites ...</text:p>
            <text:p><text:tab/><text:tab/><text:tab/>command</text:p>
            <text:p><text:tab/><text:tab/><text:tab/>...</text:p>
            <text:p><text:tab/><text:tab/><text:tab/>...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PT_5f_Template3" presentation:presentation-page-layout-name="AL1T0" xml:id="id6" draw:id="id6">
        <office:forms form:automatic-focus="false" form:apply-design-mode="false"/>
        <draw:frame presentation:style-name="pr8" draw:layer="layout" svg:width="18.202cm" svg:height="0.888cm" svg:x="0.212cm" svg:y="0.169cm" presentation:class="title" presentation:user-transformed="true">
          <draw:text-box>
            <text:p>Simple Makefile...</text:p>
          </draw:text-box>
        </draw:frame>
        <draw:frame presentation:style-name="pr10" draw:text-style-name="P5" draw:layer="layout" svg:width="18.644cm" svg:height="11.213cm" svg:x="0.456cm" svg:y="1.4cm" presentation:class="subtitle" presentation:user-transformed="true">
          <draw:text-box>
            <text:p text:style-name="P5"><text:span text:style-name="T4">Edit : main.o add.o sub.o \</text:span></text:p>
            <text:p text:style-name="P5"><text:span text:style-name="T4"><text:tab/></text:span><text:span text:style-name="T4">mul.o div.o</text:span></text:p>
            <text:p text:style-name="P5"><text:span text:style-name="T4"><text:tab/></text:span><text:span text:style-name="T4">gcc -o Edit main.o add.o sub.o \</text:span></text:p>
            <text:p text:style-name="P5"><text:span text:style-name="T4"><text:tab/></text:span><text:span text:style-name="T4"><text:tab/></text:span><text:span text:style-name="T4">mul.o div.o</text:span></text:p>
            <text:p text:style-name="P5"><text:span text:style-name="T4">main.o : main.c header.h</text:span></text:p>
            <text:p text:style-name="P5"><text:span text:style-name="T4"><text:tab/></text:span><text:span text:style-name="T4">gcc -c -o main.o main.c</text:span></text:p>
            <text:p text:style-name="P5"><text:span text:style-name="T4">add.o : add.c header.h</text:span></text:p>
            <text:p text:style-name="P5"><text:span text:style-name="T4"><text:tab/></text:span><text:span text:style-name="T4">gcc -c -o add.o add.c</text:span></text:p>
            <text:p text:style-name="P5"><text:span text:style-name="T4">sub.o : sub.c header.h</text:span></text:p>
            <text:p text:style-name="P5"><text:span text:style-name="T4"><text:tab/></text:span><text:span text:style-name="T4">gcc -c -o sub.o sub.c</text:span></text:p>
            <text:p text:style-name="P5"><text:span text:style-name="T4">mul.o : mul.c header.h</text:span></text:p>
            <text:p text:style-name="P5"><text:span text:style-name="T4"><text:tab/></text:span><text:span text:style-name="T4">gcc -c -o mul.o mul.c</text:span></text:p>
            <text:p text:style-name="P5"><text:span text:style-name="T4">div.o : div.c header.h</text:span></text:p>
            <text:p text:style-name="P5"><text:span text:style-name="T4"><text:tab/></text:span><text:span text:style-name="T4">gcc -c -o div.o div.c</text:span></text:p>
            <text:p text:style-name="P5"><text:span text:style-name="T3"><text:tab/></text:span></text:p>
            <text:p><text:span text:style-name="T3"/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PT_5f_Template3" presentation:presentation-page-layout-name="AL2T1" xml:id="id7" draw:id="id7">
        <office:forms form:automatic-focus="false" form:apply-design-mode="false"/>
        <draw:frame presentation:style-name="pr8" draw:layer="layout" svg:width="18.202cm" svg:height="0.888cm" svg:x="0.212cm" svg:y="0.169cm" presentation:class="title" presentation:user-transformed="true">
          <draw:text-box>
            <text:p>Special symbols in Makefile</text:p>
          </draw:text-box>
        </draw:frame>
        <draw:frame draw:style-name="gr4" draw:text-style-name="P8" draw:layer="layout" svg:width="19.2cm" svg:height="8.464cm" svg:x="0.6cm" svg:y="1.6cm">
          <draw:text-box>
            <text:p text:style-name="P7"><text:span text:style-name="T4">$@: The filename representing the target.</text:span></text:p>
            <text:p text:style-name="P7"><text:span text:style-name="T4">$&lt;: The filename of the first prerequisite.</text:span></text:p>
            <text:p text:style-name="P7"><text:span text:style-name="T4">$?: The names of all prerequisites that are newer than the target, separated by spaces.</text:span></text:p>
            <text:p text:style-name="P7"><text:span text:style-name="T4">$^: The filenames of all the prerequisites, separated by spaces. This list has duplicate filenames removed since for most uses, such as compiling, copying, etc., duplicates are not wanted.</text:span></text:p>
            <text:p text:style-name="P7"><text:span text:style-name="T4">$+: Similar to $^, this is the names of all the prerequisites separated by spaces, except that $+ includes duplicates.</text:span></text:p>
            <text:p text:style-name="P7"><text:span text:style-name="T5"/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PT_5f_Template3" presentation:presentation-page-layout-name="AL2T1" xml:id="id8" draw:id="id8">
        <office:forms form:automatic-focus="false" form:apply-design-mode="false"/>
        <draw:frame presentation:style-name="pr8" draw:layer="layout" svg:width="18.202cm" svg:height="0.888cm" svg:x="0.212cm" svg:y="0.169cm" presentation:class="title" presentation:user-transformed="true">
          <draw:text-box>
            <text:p>Simple Makefile using special symbols</text:p>
          </draw:text-box>
        </draw:frame>
        <draw:frame draw:style-name="gr5" draw:layer="layout" svg:width="12.4cm" svg:height="9.694cm" svg:x="2.4cm" svg:y="1.6cm">
          <draw:text-box>
            <text:p><text:s/><text:span text:style-name="T4">VAR = main.o add.o</text:span></text:p>
            <text:p><text:span text:style-name="T4"><text:s/></text:span></text:p>
            <text:p><text:span text:style-name="T4">Edit : $(VAR)</text:span></text:p>
            <text:p><text:span text:style-name="T4"><text:tab/></text:span><text:span text:style-name="T4">gcc -o $@ $^</text:span></text:p>
            <text:p><text:span text:style-name="T4"/></text:p>
            <text:p><text:span text:style-name="T4">main.o : main.c</text:span></text:p>
            <text:p><text:span text:style-name="T4"><text:tab/></text:span><text:span text:style-name="T4">gcc -c -o $@ $&lt;</text:span></text:p>
            <text:p><text:span text:style-name="T4"/></text:p>
            <text:p><text:span text:style-name="T4">add.o : add.c</text:span></text:p>
            <text:p><text:span text:style-name="T4"><text:tab/></text:span><text:span text:style-name="T4">gcc -c -o $@ $&lt;</text:span></text:p>
            <text:p><text:span text:style-name="T4"/></text:p>
            <text:p><text:span text:style-name="T4">clean :</text:span></text:p>
            <text:p><text:span text:style-name="T4"><text:tab/></text:span><text:span text:style-name="T4">rm edit $(VAR)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PT_5f_Template3" presentation:presentation-page-layout-name="AL1T0" xml:id="id9" draw:id="id9">
        <office:forms form:automatic-focus="false" form:apply-design-mode="false"/>
        <draw:frame presentation:style-name="pr8" draw:layer="layout" svg:width="18.202cm" svg:height="0.888cm" svg:x="0.398cm" svg:y="0.112cm" presentation:class="title" presentation:user-transformed="true">
          <draw:text-box>
            <text:p>PHONY Target...</text:p>
          </draw:text-box>
        </draw:frame>
        <draw:frame presentation:style-name="pr9" draw:text-style-name="P10" draw:layer="layout" svg:width="16cm" svg:height="9.143cm" svg:x="2.2cm" svg:y="1.473cm" presentation:class="subtitle" presentation:user-transformed="true">
          <draw:text-box>
            <text:list text:style-name="L4">
              <text:list-item>
                <text:p text:style-name="P5"><text:span text:style-name="T6">A phony target is one that is not really the name of a file.</text:span></text:p>
              </text:list-item>
              <text:list-item>
                <text:p text:style-name="P5"><text:span text:style-name="T6">It is a name for some commands to be executed when you make an explicit request. </text:span></text:p>
                <text:p text:style-name="P5"><text:span text:style-name="T6"/></text:p>
              </text:list-item>
            </text:list>
            <text:p text:style-name="P5"><text:span text:style-name="T6"/></text:p>
            <text:p text:style-name="P5"><text:span text:style-name="T6">.PHONY: clean</text:span></text:p>
            <text:p text:style-name="P5"><text:span text:style-name="T6">clean:</text:span></text:p>
            <text:p text:style-name="P5"><text:span text:style-name="T6"><text:tab/></text:span><text:span text:style-name="T6">rm *.o temp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PT_5f_Template3" presentation:presentation-page-layout-name="AL2T1" xml:id="id10" draw:id="id10">
        <office:forms form:automatic-focus="false" form:apply-design-mode="false"/>
        <draw:frame presentation:style-name="pr8" draw:layer="layout" svg:width="18.202cm" svg:height="0.888cm" svg:x="0.212cm" svg:y="0.169cm" presentation:class="title" presentation:user-transformed="true">
          <draw:text-box>
            <text:p>String Substitution...</text:p>
          </draw:text-box>
        </draw:frame>
        <draw:frame draw:style-name="gr6" draw:layer="layout" svg:width="19.4cm" svg:height="7.8cm" svg:x="0.514cm" svg:y="2cm">
          <draw:text-box>
            <text:p><text:tab/>$(subst from,to,text )</text:p>
            <text:p>Performs a textual replacement on the text, each occurrence of from is replaced by to.</text:p>
            <text:p>For example,</text:p>
            <text:p><text:tab/>$(subst ee,EE,feet on the street)</text:p>
            <text:p>substitutes the string ‘fEEt on the strEEt’.</text:p>
            <text:p/>
            <text:p>Finds whitespace-separated words in text that match pattern and replaces them with replacement.</text:p>
            <text:p><text:tab/>$(patsubst %.c,%.o,x.c.c bar.c)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PT_5f_Template3" presentation:presentation-page-layout-name="AL2T1" xml:id="id11" draw:id="id11">
        <office:forms form:automatic-focus="false" form:apply-design-mode="false"/>
        <draw:frame presentation:style-name="pr8" draw:layer="layout" svg:width="18.202cm" svg:height="0.888cm" svg:x="0.212cm" svg:y="0.169cm" presentation:class="title" presentation:user-transformed="true">
          <draw:text-box>
            <text:p>Wildcard...</text:p>
          </draw:text-box>
        </draw:frame>
        <draw:frame draw:style-name="gr7" draw:text-style-name="P11" draw:layer="layout" svg:width="19.2cm" svg:height="9.2cm" svg:x="0.8cm" svg:y="1.8cm">
          <draw:text-box>
            <text:p><text:span text:style-name="T7">A single file name can specify many files using wildcard characters. The wildcard characters in make are ‘*’, ‘?’...</text:span></text:p>
            <text:p><text:span text:style-name="T7">Wildcards can be used in the commands of a rule, where they are expanded by the shell.</text:span></text:p>
            <text:p><text:span text:style-name="T7">For example, here is a rule to delete all the object files:</text:span></text:p>
            <text:p><text:span text:style-name="T7">clean:</text:span></text:p>
            <text:p><text:span text:style-name="T7"><text:tab/></text:span><text:span text:style-name="T7">rm *.o</text:span></text:p>
            <text:p><text:span text:style-name="T7"/></text:p>
            <text:p><text:span text:style-name="T7">Wildcard expansion does not happen when you define a variable.</text:span></text:p>
            <text:p><text:span text:style-name="T7"/></text:p>
            <text:p><text:span text:style-name="T7"><text:tab/></text:span><text:span text:style-name="T7">objects = *.o</text:span></text:p>
            <text:p><text:span text:style-name="T7"/></text:p>
            <text:p><text:span text:style-name="T7">To set objects to the expansion, instead use:</text:span></text:p>
            <text:p><text:span text:style-name="T7"><text:tab/></text:span></text:p>
            <text:p><text:span text:style-name="T7"><text:tab/></text:span><text:span text:style-name="T7">objects := $(wildcard *.o)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PT_5f_Template3" presentation:presentation-page-layout-name="AL2T1" xml:id="id12" draw:id="id12">
        <office:forms form:automatic-focus="false" form:apply-design-mode="false"/>
        <draw:frame presentation:style-name="pr8" draw:layer="layout" svg:width="18.202cm" svg:height="0.888cm" svg:x="0.212cm" svg:y="0.169cm" presentation:class="title" presentation:user-transformed="true">
          <draw:text-box>
            <text:p>Generic Makefile...</text:p>
          </draw:text-box>
        </draw:frame>
        <draw:frame draw:style-name="gr4" draw:layer="layout" svg:width="16.4cm" svg:height="8.4cm" svg:x="0.8cm" svg:y="1.8cm">
          <draw:text-box>
            <text:p>SRC := $(wildcard *.c)</text:p>
            <text:p/>
            <text:p>OBJ := $(patsubst %.c, %.o, $(SRC))</text:p>
            <text:p><text:s text:c="3"/></text:p>
            <text:p>output : $(OBJ)</text:p>
            <text:p><text:tab/>gcc -o $@ $(OBJ) -Wall</text:p>
            <text:p>clean:</text:p>
            <text:p><text:tab/>rm *.o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PT_5f_Template3" presentation:presentation-page-layout-name="AL1T0" xml:id="id13" draw:id="id13">
        <office:forms form:automatic-focus="false" form:apply-design-mode="false"/>
        <draw:frame presentation:style-name="pr9" draw:layer="layout" svg:width="19.444cm" svg:height="9.143cm" svg:x="0.356cm" svg:y="1.473cm" presentation:class="subtitle" presentation:user-transformed="true">
          <draw:text-box>
            <text:p>Will be back soon with Recursive Make and Empty targets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PT_5f_Template9" xml:id="id14" draw:id="id14">
        <office:forms form:automatic-focus="false" form:apply-design-mode="false"/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PPT_5f_Template10" xml:id="id15" draw:id="id15">
        <office:forms form:automatic-focus="false" form:apply-design-mode="false"/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PT_5f_Template-background" style:display-name="PPT_Template-background" style:family="presentation">
      <style:graphic-properties draw:stroke="none" draw:fill="solid" draw:fill-color="#ffffff"/>
      <style:text-properties style:letter-kerning="true"/>
    </style:style>
    <style:style style:name="PPT_5f_Template-backgroundobjects" style:display-name="PP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-notes" style:display-name="PPT_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-outline1" style:display-name="PPT_Template-outline1" style:family="presentation">
      <style:graphic-properties draw:stroke="none" draw:fill="none" draw:auto-grow-height="false" draw:fit-to-size="shrink-to-fit">
        <text:list-style style:name="PPT_5f_Template-outline1" style:display-name="PP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-outline2" style:display-name="PPT_Template-outline2" style:family="presentation" style:parent-style-name="PPT_5f_Template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-outline3" style:display-name="PPT_Template-outline3" style:family="presentation" style:parent-style-name="PPT_5f_Template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-outline4" style:display-name="PPT_Template-outline4" style:family="presentation" style:parent-style-name="PPT_5f_Template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-outline5" style:display-name="PPT_Template-outline5" style:family="presentation" style:parent-style-name="PPT_5f_Template-outline4">
      <style:paragraph-properties fo:margin-top="0cm" fo:margin-bottom="0.1cm"/>
      <style:text-properties fo:font-size="20pt" style:font-size-asian="20pt" style:font-size-complex="20pt"/>
    </style:style>
    <style:style style:name="PPT_5f_Template-outline6" style:display-name="PPT_Template-outline6" style:family="presentation" style:parent-style-name="PPT_5f_Template-outline5">
      <style:paragraph-properties fo:margin-top="0cm" fo:margin-bottom="0.1cm"/>
      <style:text-properties fo:font-size="20pt" style:font-size-asian="20pt" style:font-size-complex="20pt"/>
    </style:style>
    <style:style style:name="PPT_5f_Template-outline7" style:display-name="PPT_Template-outline7" style:family="presentation" style:parent-style-name="PPT_5f_Template-outline6">
      <style:paragraph-properties fo:margin-top="0cm" fo:margin-bottom="0.1cm"/>
      <style:text-properties fo:font-size="20pt" style:font-size-asian="20pt" style:font-size-complex="20pt"/>
    </style:style>
    <style:style style:name="PPT_5f_Template-outline8" style:display-name="PPT_Template-outline8" style:family="presentation" style:parent-style-name="PPT_5f_Template-outline7">
      <style:paragraph-properties fo:margin-top="0cm" fo:margin-bottom="0.1cm"/>
      <style:text-properties fo:font-size="20pt" style:font-size-asian="20pt" style:font-size-complex="20pt"/>
    </style:style>
    <style:style style:name="PPT_5f_Template-outline9" style:display-name="PPT_Template-outline9" style:family="presentation" style:parent-style-name="PPT_5f_Template-outline8">
      <style:paragraph-properties fo:margin-top="0cm" fo:margin-bottom="0.1cm"/>
      <style:text-properties fo:font-size="20pt" style:font-size-asian="20pt" style:font-size-complex="20pt"/>
    </style:style>
    <style:style style:name="PPT_5f_Template-subtitle" style:display-name="PPT_Template-subtitle" style:family="presentation">
      <style:graphic-properties draw:stroke="none" draw:fill="none" draw:textarea-vertical-align="middle">
        <text:list-style style:name="PPT_5f_Template-subtitle" style:display-name="PPT_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-title" style:display-name="PPT_Template-title" style:family="presentation">
      <style:graphic-properties draw:stroke="none" draw:fill="none" draw:textarea-vertical-align="middle">
        <text:list-style style:name="PPT_5f_Template-title" style:display-name="PPT_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-background" style:display-name="PPT_Template1-background" style:family="presentation">
      <style:graphic-properties draw:stroke="none" draw:fill="solid" draw:fill-color="#ffffff"/>
      <style:text-properties style:letter-kerning="true"/>
    </style:style>
    <style:style style:name="PPT_5f_Template1-backgroundobjects" style:display-name="PPT_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1-notes" style:display-name="PPT_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1-outline1" style:display-name="PPT_Template1-outline1" style:family="presentation">
      <style:graphic-properties draw:stroke="none" draw:fill="none" draw:auto-grow-height="false" draw:fit-to-size="shrink-to-fit">
        <text:list-style style:name="PPT_5f_Template1-outline1" style:display-name="PPT_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-outline2" style:display-name="PPT_Template1-outline2" style:family="presentation" style:parent-style-name="PPT_5f_Template1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1-outline3" style:display-name="PPT_Template1-outline3" style:family="presentation" style:parent-style-name="PPT_5f_Template1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1-outline4" style:display-name="PPT_Template1-outline4" style:family="presentation" style:parent-style-name="PPT_5f_Template1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1-outline5" style:display-name="PPT_Template1-outline5" style:family="presentation" style:parent-style-name="PPT_5f_Template1-outline4">
      <style:paragraph-properties fo:margin-top="0cm" fo:margin-bottom="0.1cm"/>
      <style:text-properties fo:font-size="20pt" style:font-size-asian="20pt" style:font-size-complex="20pt"/>
    </style:style>
    <style:style style:name="PPT_5f_Template1-outline6" style:display-name="PPT_Template1-outline6" style:family="presentation" style:parent-style-name="PPT_5f_Template1-outline5">
      <style:paragraph-properties fo:margin-top="0cm" fo:margin-bottom="0.1cm"/>
      <style:text-properties fo:font-size="20pt" style:font-size-asian="20pt" style:font-size-complex="20pt"/>
    </style:style>
    <style:style style:name="PPT_5f_Template1-outline7" style:display-name="PPT_Template1-outline7" style:family="presentation" style:parent-style-name="PPT_5f_Template1-outline6">
      <style:paragraph-properties fo:margin-top="0cm" fo:margin-bottom="0.1cm"/>
      <style:text-properties fo:font-size="20pt" style:font-size-asian="20pt" style:font-size-complex="20pt"/>
    </style:style>
    <style:style style:name="PPT_5f_Template1-outline8" style:display-name="PPT_Template1-outline8" style:family="presentation" style:parent-style-name="PPT_5f_Template1-outline7">
      <style:paragraph-properties fo:margin-top="0cm" fo:margin-bottom="0.1cm"/>
      <style:text-properties fo:font-size="20pt" style:font-size-asian="20pt" style:font-size-complex="20pt"/>
    </style:style>
    <style:style style:name="PPT_5f_Template1-outline9" style:display-name="PPT_Template1-outline9" style:family="presentation" style:parent-style-name="PPT_5f_Template1-outline8">
      <style:paragraph-properties fo:margin-top="0cm" fo:margin-bottom="0.1cm"/>
      <style:text-properties fo:font-size="20pt" style:font-size-asian="20pt" style:font-size-complex="20pt"/>
    </style:style>
    <style:style style:name="PPT_5f_Template1-subtitle" style:display-name="PPT_Template1-subtitle" style:family="presentation">
      <style:graphic-properties draw:stroke="none" draw:fill="none" draw:textarea-vertical-align="middle">
        <text:list-style style:name="PPT_5f_Template1-subtitle" style:display-name="PPT_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1-title" style:display-name="PPT_Template1-title" style:family="presentation">
      <style:graphic-properties draw:stroke="none" draw:fill="none" draw:textarea-vertical-align="middle">
        <text:list-style style:name="PPT_5f_Template1-title" style:display-name="PPT_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2-background" style:display-name="PPT_Template2-background" style:family="presentation">
      <style:graphic-properties draw:stroke="none" draw:fill="solid" draw:fill-color="#ffffff"/>
      <style:text-properties style:letter-kerning="true"/>
    </style:style>
    <style:style style:name="PPT_5f_Template2-backgroundobjects" style:display-name="PPT_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2-notes" style:display-name="PPT_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2-outline1" style:display-name="PPT_Template2-outline1" style:family="presentation">
      <style:graphic-properties draw:stroke="none" draw:fill="none" draw:fill-image-width="0cm" draw:fill-image-height="0cm" draw:auto-grow-height="true" draw:fit-to-size="shrink-to-fit">
        <text:list-style style:name="PPT_5f_Template2-outline1" style:display-name="PPT_Template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4cm" fo:margin-right="0cm" fo:margin-top="0cm" fo:margin-bottom="0.5cm" fo:line-height="100%" fo:text-align="start" fo:text-indent="0cm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2-outline2" style:display-name="PPT_Template2-outline2" style:family="presentation" style:parent-style-name="PPT_5f_Template2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2-outline3" style:display-name="PPT_Template2-outline3" style:family="presentation" style:parent-style-name="PPT_5f_Template2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2-outline4" style:display-name="PPT_Template2-outline4" style:family="presentation" style:parent-style-name="PPT_5f_Template2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2-outline5" style:display-name="PPT_Template2-outline5" style:family="presentation" style:parent-style-name="PPT_5f_Template2-outline4">
      <style:paragraph-properties fo:margin-top="0cm" fo:margin-bottom="0.1cm"/>
      <style:text-properties fo:font-size="20pt" style:font-size-asian="20pt" style:font-size-complex="20pt"/>
    </style:style>
    <style:style style:name="PPT_5f_Template2-outline6" style:display-name="PPT_Template2-outline6" style:family="presentation" style:parent-style-name="PPT_5f_Template2-outline5">
      <style:paragraph-properties fo:margin-top="0cm" fo:margin-bottom="0.1cm"/>
      <style:text-properties fo:font-size="20pt" style:font-size-asian="20pt" style:font-size-complex="20pt"/>
    </style:style>
    <style:style style:name="PPT_5f_Template2-outline7" style:display-name="PPT_Template2-outline7" style:family="presentation" style:parent-style-name="PPT_5f_Template2-outline6">
      <style:paragraph-properties fo:margin-top="0cm" fo:margin-bottom="0.1cm"/>
      <style:text-properties fo:font-size="20pt" style:font-size-asian="20pt" style:font-size-complex="20pt"/>
    </style:style>
    <style:style style:name="PPT_5f_Template2-outline8" style:display-name="PPT_Template2-outline8" style:family="presentation" style:parent-style-name="PPT_5f_Template2-outline7">
      <style:paragraph-properties fo:margin-top="0cm" fo:margin-bottom="0.1cm"/>
      <style:text-properties fo:font-size="20pt" style:font-size-asian="20pt" style:font-size-complex="20pt"/>
    </style:style>
    <style:style style:name="PPT_5f_Template2-outline9" style:display-name="PPT_Template2-outline9" style:family="presentation" style:parent-style-name="PPT_5f_Template2-outline8">
      <style:paragraph-properties fo:margin-top="0cm" fo:margin-bottom="0.1cm"/>
      <style:text-properties fo:font-size="20pt" style:font-size-asian="20pt" style:font-size-complex="20pt"/>
    </style:style>
    <style:style style:name="PPT_5f_Template2-subtitle" style:display-name="PPT_Template2-subtitle" style:family="presentation">
      <style:graphic-properties draw:stroke="none" draw:fill="none" draw:textarea-vertical-align="middle">
        <text:list-style style:name="PPT_5f_Template2-subtitle" style:display-name="PPT_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2-title" style:display-name="PPT_Template2-title" style:family="presentation">
      <style:graphic-properties draw:stroke="none" draw:fill="solid" draw:fill-color="#0084d1" draw:fill-image-width="0cm" draw:fill-image-height="0cm" draw:textarea-vertical-align="middle">
        <text:list-style style:name="PPT_5f_Template2-title" style:display-name="PPT_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3-background" style:display-name="PPT_Template3-background" style:family="presentation">
      <style:graphic-properties draw:stroke="none" draw:fill="solid" draw:fill-color="#ffffff"/>
      <style:text-properties style:letter-kerning="true"/>
    </style:style>
    <style:style style:name="PPT_5f_Template3-backgroundobjects" style:display-name="PPT_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3-notes" style:display-name="PPT_Templat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3-outline1" style:display-name="PPT_Template3-outline1" style:family="presentation">
      <style:graphic-properties draw:stroke="none" draw:fill="none" draw:auto-grow-height="false" draw:fit-to-size="shrink-to-fit">
        <text:list-style style:name="PPT_5f_Template3-outline1" style:display-name="PPT_Templat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3-outline2" style:display-name="PPT_Template3-outline2" style:family="presentation" style:parent-style-name="PPT_5f_Template3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3-outline3" style:display-name="PPT_Template3-outline3" style:family="presentation" style:parent-style-name="PPT_5f_Template3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3-outline4" style:display-name="PPT_Template3-outline4" style:family="presentation" style:parent-style-name="PPT_5f_Template3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3-outline5" style:display-name="PPT_Template3-outline5" style:family="presentation" style:parent-style-name="PPT_5f_Template3-outline4">
      <style:paragraph-properties fo:margin-top="0cm" fo:margin-bottom="0.1cm"/>
      <style:text-properties fo:font-size="20pt" style:font-size-asian="20pt" style:font-size-complex="20pt"/>
    </style:style>
    <style:style style:name="PPT_5f_Template3-outline6" style:display-name="PPT_Template3-outline6" style:family="presentation" style:parent-style-name="PPT_5f_Template3-outline5">
      <style:paragraph-properties fo:margin-top="0cm" fo:margin-bottom="0.1cm"/>
      <style:text-properties fo:font-size="20pt" style:font-size-asian="20pt" style:font-size-complex="20pt"/>
    </style:style>
    <style:style style:name="PPT_5f_Template3-outline7" style:display-name="PPT_Template3-outline7" style:family="presentation" style:parent-style-name="PPT_5f_Template3-outline6">
      <style:paragraph-properties fo:margin-top="0cm" fo:margin-bottom="0.1cm"/>
      <style:text-properties fo:font-size="20pt" style:font-size-asian="20pt" style:font-size-complex="20pt"/>
    </style:style>
    <style:style style:name="PPT_5f_Template3-outline8" style:display-name="PPT_Template3-outline8" style:family="presentation" style:parent-style-name="PPT_5f_Template3-outline7">
      <style:paragraph-properties fo:margin-top="0cm" fo:margin-bottom="0.1cm"/>
      <style:text-properties fo:font-size="20pt" style:font-size-asian="20pt" style:font-size-complex="20pt"/>
    </style:style>
    <style:style style:name="PPT_5f_Template3-outline9" style:display-name="PPT_Template3-outline9" style:family="presentation" style:parent-style-name="PPT_5f_Template3-outline8">
      <style:paragraph-properties fo:margin-top="0cm" fo:margin-bottom="0.1cm"/>
      <style:text-properties fo:font-size="20pt" style:font-size-asian="20pt" style:font-size-complex="20pt"/>
    </style:style>
    <style:style style:name="PPT_5f_Template3-subtitle" style:display-name="PPT_Template3-subtitle" style:family="presentation">
      <style:graphic-properties draw:stroke="none" draw:fill="none" draw:textarea-vertical-align="middle">
        <text:list-style style:name="PPT_5f_Template3-subtitle" style:display-name="PPT_Templat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3-title" style:display-name="PPT_Template3-title" style:family="presentation">
      <style:graphic-properties draw:stroke="none" draw:fill="none" draw:textarea-vertical-align="middle">
        <text:list-style style:name="PPT_5f_Template3-title" style:display-name="PPT_Templat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4-background" style:display-name="PPT_Template4-background" style:family="presentation">
      <style:graphic-properties draw:stroke="none" draw:fill="solid" draw:fill-color="#ffffff"/>
      <style:text-properties style:letter-kerning="true"/>
    </style:style>
    <style:style style:name="PPT_5f_Template4-backgroundobjects" style:display-name="PPT_Templat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4-notes" style:display-name="PPT_Template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4-outline1" style:display-name="PPT_Template4-outline1" style:family="presentation">
      <style:graphic-properties draw:stroke="none" draw:fill="none" draw:auto-grow-height="false" draw:fit-to-size="shrink-to-fit">
        <text:list-style style:name="PPT_5f_Template4-outline1" style:display-name="PPT_Templat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4-outline2" style:display-name="PPT_Template4-outline2" style:family="presentation" style:parent-style-name="PPT_5f_Template4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4-outline3" style:display-name="PPT_Template4-outline3" style:family="presentation" style:parent-style-name="PPT_5f_Template4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4-outline4" style:display-name="PPT_Template4-outline4" style:family="presentation" style:parent-style-name="PPT_5f_Template4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4-outline5" style:display-name="PPT_Template4-outline5" style:family="presentation" style:parent-style-name="PPT_5f_Template4-outline4">
      <style:paragraph-properties fo:margin-top="0cm" fo:margin-bottom="0.1cm"/>
      <style:text-properties fo:font-size="20pt" style:font-size-asian="20pt" style:font-size-complex="20pt"/>
    </style:style>
    <style:style style:name="PPT_5f_Template4-outline6" style:display-name="PPT_Template4-outline6" style:family="presentation" style:parent-style-name="PPT_5f_Template4-outline5">
      <style:paragraph-properties fo:margin-top="0cm" fo:margin-bottom="0.1cm"/>
      <style:text-properties fo:font-size="20pt" style:font-size-asian="20pt" style:font-size-complex="20pt"/>
    </style:style>
    <style:style style:name="PPT_5f_Template4-outline7" style:display-name="PPT_Template4-outline7" style:family="presentation" style:parent-style-name="PPT_5f_Template4-outline6">
      <style:paragraph-properties fo:margin-top="0cm" fo:margin-bottom="0.1cm"/>
      <style:text-properties fo:font-size="20pt" style:font-size-asian="20pt" style:font-size-complex="20pt"/>
    </style:style>
    <style:style style:name="PPT_5f_Template4-outline8" style:display-name="PPT_Template4-outline8" style:family="presentation" style:parent-style-name="PPT_5f_Template4-outline7">
      <style:paragraph-properties fo:margin-top="0cm" fo:margin-bottom="0.1cm"/>
      <style:text-properties fo:font-size="20pt" style:font-size-asian="20pt" style:font-size-complex="20pt"/>
    </style:style>
    <style:style style:name="PPT_5f_Template4-outline9" style:display-name="PPT_Template4-outline9" style:family="presentation" style:parent-style-name="PPT_5f_Template4-outline8">
      <style:paragraph-properties fo:margin-top="0cm" fo:margin-bottom="0.1cm"/>
      <style:text-properties fo:font-size="20pt" style:font-size-asian="20pt" style:font-size-complex="20pt"/>
    </style:style>
    <style:style style:name="PPT_5f_Template4-subtitle" style:display-name="PPT_Template4-subtitle" style:family="presentation">
      <style:graphic-properties draw:stroke="none" draw:fill="none" draw:textarea-vertical-align="middle">
        <text:list-style style:name="PPT_5f_Template4-subtitle" style:display-name="PPT_Template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4-title" style:display-name="PPT_Template4-title" style:family="presentation">
      <style:graphic-properties draw:stroke="none" draw:fill="none" draw:textarea-vertical-align="middle">
        <text:list-style style:name="PPT_5f_Template4-title" style:display-name="PPT_Template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5-background" style:display-name="PPT_Template5-background" style:family="presentation">
      <style:graphic-properties draw:stroke="none" draw:fill="solid" draw:fill-color="#ffffff"/>
      <style:text-properties style:letter-kerning="true"/>
    </style:style>
    <style:style style:name="PPT_5f_Template5-backgroundobjects" style:display-name="PPT_Templat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5-notes" style:display-name="PPT_Template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5-outline1" style:display-name="PPT_Template5-outline1" style:family="presentation">
      <style:graphic-properties draw:stroke="none" draw:fill="none" draw:auto-grow-height="false" draw:fit-to-size="shrink-to-fit">
        <text:list-style style:name="PPT_5f_Template5-outline1" style:display-name="PPT_Template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5-outline2" style:display-name="PPT_Template5-outline2" style:family="presentation" style:parent-style-name="PPT_5f_Template5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5-outline3" style:display-name="PPT_Template5-outline3" style:family="presentation" style:parent-style-name="PPT_5f_Template5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5-outline4" style:display-name="PPT_Template5-outline4" style:family="presentation" style:parent-style-name="PPT_5f_Template5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5-outline5" style:display-name="PPT_Template5-outline5" style:family="presentation" style:parent-style-name="PPT_5f_Template5-outline4">
      <style:paragraph-properties fo:margin-top="0cm" fo:margin-bottom="0.1cm"/>
      <style:text-properties fo:font-size="20pt" style:font-size-asian="20pt" style:font-size-complex="20pt"/>
    </style:style>
    <style:style style:name="PPT_5f_Template5-outline6" style:display-name="PPT_Template5-outline6" style:family="presentation" style:parent-style-name="PPT_5f_Template5-outline5">
      <style:paragraph-properties fo:margin-top="0cm" fo:margin-bottom="0.1cm"/>
      <style:text-properties fo:font-size="20pt" style:font-size-asian="20pt" style:font-size-complex="20pt"/>
    </style:style>
    <style:style style:name="PPT_5f_Template5-outline7" style:display-name="PPT_Template5-outline7" style:family="presentation" style:parent-style-name="PPT_5f_Template5-outline6">
      <style:paragraph-properties fo:margin-top="0cm" fo:margin-bottom="0.1cm"/>
      <style:text-properties fo:font-size="20pt" style:font-size-asian="20pt" style:font-size-complex="20pt"/>
    </style:style>
    <style:style style:name="PPT_5f_Template5-outline8" style:display-name="PPT_Template5-outline8" style:family="presentation" style:parent-style-name="PPT_5f_Template5-outline7">
      <style:paragraph-properties fo:margin-top="0cm" fo:margin-bottom="0.1cm"/>
      <style:text-properties fo:font-size="20pt" style:font-size-asian="20pt" style:font-size-complex="20pt"/>
    </style:style>
    <style:style style:name="PPT_5f_Template5-outline9" style:display-name="PPT_Template5-outline9" style:family="presentation" style:parent-style-name="PPT_5f_Template5-outline8">
      <style:paragraph-properties fo:margin-top="0cm" fo:margin-bottom="0.1cm"/>
      <style:text-properties fo:font-size="20pt" style:font-size-asian="20pt" style:font-size-complex="20pt"/>
    </style:style>
    <style:style style:name="PPT_5f_Template5-subtitle" style:display-name="PPT_Template5-subtitle" style:family="presentation">
      <style:graphic-properties draw:stroke="none" draw:fill="none" draw:textarea-vertical-align="middle">
        <text:list-style style:name="PPT_5f_Template5-subtitle" style:display-name="PPT_Template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5-title" style:display-name="PPT_Template5-title" style:family="presentation">
      <style:graphic-properties draw:stroke="none" draw:fill="none" draw:textarea-vertical-align="middle">
        <text:list-style style:name="PPT_5f_Template5-title" style:display-name="PPT_Template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6-background" style:display-name="PPT_Template6-background" style:family="presentation">
      <style:graphic-properties draw:stroke="none" draw:fill="solid" draw:fill-color="#ffffff"/>
      <style:text-properties style:letter-kerning="true"/>
    </style:style>
    <style:style style:name="PPT_5f_Template6-backgroundobjects" style:display-name="PPT_Templat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6-notes" style:display-name="PPT_Template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6-outline1" style:display-name="PPT_Template6-outline1" style:family="presentation">
      <style:graphic-properties draw:stroke="none" draw:fill="none" draw:auto-grow-height="false" draw:fit-to-size="shrink-to-fit">
        <text:list-style style:name="PPT_5f_Template6-outline1" style:display-name="PPT_Template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6-outline2" style:display-name="PPT_Template6-outline2" style:family="presentation" style:parent-style-name="PPT_5f_Template6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6-outline3" style:display-name="PPT_Template6-outline3" style:family="presentation" style:parent-style-name="PPT_5f_Template6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6-outline4" style:display-name="PPT_Template6-outline4" style:family="presentation" style:parent-style-name="PPT_5f_Template6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6-outline5" style:display-name="PPT_Template6-outline5" style:family="presentation" style:parent-style-name="PPT_5f_Template6-outline4">
      <style:paragraph-properties fo:margin-top="0cm" fo:margin-bottom="0.1cm"/>
      <style:text-properties fo:font-size="20pt" style:font-size-asian="20pt" style:font-size-complex="20pt"/>
    </style:style>
    <style:style style:name="PPT_5f_Template6-outline6" style:display-name="PPT_Template6-outline6" style:family="presentation" style:parent-style-name="PPT_5f_Template6-outline5">
      <style:paragraph-properties fo:margin-top="0cm" fo:margin-bottom="0.1cm"/>
      <style:text-properties fo:font-size="20pt" style:font-size-asian="20pt" style:font-size-complex="20pt"/>
    </style:style>
    <style:style style:name="PPT_5f_Template6-outline7" style:display-name="PPT_Template6-outline7" style:family="presentation" style:parent-style-name="PPT_5f_Template6-outline6">
      <style:paragraph-properties fo:margin-top="0cm" fo:margin-bottom="0.1cm"/>
      <style:text-properties fo:font-size="20pt" style:font-size-asian="20pt" style:font-size-complex="20pt"/>
    </style:style>
    <style:style style:name="PPT_5f_Template6-outline8" style:display-name="PPT_Template6-outline8" style:family="presentation" style:parent-style-name="PPT_5f_Template6-outline7">
      <style:paragraph-properties fo:margin-top="0cm" fo:margin-bottom="0.1cm"/>
      <style:text-properties fo:font-size="20pt" style:font-size-asian="20pt" style:font-size-complex="20pt"/>
    </style:style>
    <style:style style:name="PPT_5f_Template6-outline9" style:display-name="PPT_Template6-outline9" style:family="presentation" style:parent-style-name="PPT_5f_Template6-outline8">
      <style:paragraph-properties fo:margin-top="0cm" fo:margin-bottom="0.1cm"/>
      <style:text-properties fo:font-size="20pt" style:font-size-asian="20pt" style:font-size-complex="20pt"/>
    </style:style>
    <style:style style:name="PPT_5f_Template6-subtitle" style:display-name="PPT_Template6-subtitle" style:family="presentation">
      <style:graphic-properties draw:stroke="none" draw:fill="none" draw:textarea-vertical-align="middle">
        <text:list-style style:name="PPT_5f_Template6-subtitle" style:display-name="PPT_Template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6-title" style:display-name="PPT_Template6-title" style:family="presentation">
      <style:graphic-properties draw:stroke="none" draw:fill="none" draw:textarea-vertical-align="middle">
        <text:list-style style:name="PPT_5f_Template6-title" style:display-name="PPT_Template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7-background" style:display-name="PPT_Template7-background" style:family="presentation">
      <style:graphic-properties draw:stroke="none" draw:fill="solid" draw:fill-color="#ffffff"/>
      <style:text-properties style:letter-kerning="true"/>
    </style:style>
    <style:style style:name="PPT_5f_Template7-backgroundobjects" style:display-name="PPT_Templat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7-notes" style:display-name="PPT_Template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7-outline1" style:display-name="PPT_Template7-outline1" style:family="presentation">
      <style:graphic-properties draw:stroke="none" draw:fill="none" draw:auto-grow-height="false" draw:fit-to-size="shrink-to-fit">
        <text:list-style style:name="PPT_5f_Template7-outline1" style:display-name="PPT_Template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7-outline2" style:display-name="PPT_Template7-outline2" style:family="presentation" style:parent-style-name="PPT_5f_Template7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7-outline3" style:display-name="PPT_Template7-outline3" style:family="presentation" style:parent-style-name="PPT_5f_Template7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7-outline4" style:display-name="PPT_Template7-outline4" style:family="presentation" style:parent-style-name="PPT_5f_Template7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7-outline5" style:display-name="PPT_Template7-outline5" style:family="presentation" style:parent-style-name="PPT_5f_Template7-outline4">
      <style:paragraph-properties fo:margin-top="0cm" fo:margin-bottom="0.1cm"/>
      <style:text-properties fo:font-size="20pt" style:font-size-asian="20pt" style:font-size-complex="20pt"/>
    </style:style>
    <style:style style:name="PPT_5f_Template7-outline6" style:display-name="PPT_Template7-outline6" style:family="presentation" style:parent-style-name="PPT_5f_Template7-outline5">
      <style:paragraph-properties fo:margin-top="0cm" fo:margin-bottom="0.1cm"/>
      <style:text-properties fo:font-size="20pt" style:font-size-asian="20pt" style:font-size-complex="20pt"/>
    </style:style>
    <style:style style:name="PPT_5f_Template7-outline7" style:display-name="PPT_Template7-outline7" style:family="presentation" style:parent-style-name="PPT_5f_Template7-outline6">
      <style:paragraph-properties fo:margin-top="0cm" fo:margin-bottom="0.1cm"/>
      <style:text-properties fo:font-size="20pt" style:font-size-asian="20pt" style:font-size-complex="20pt"/>
    </style:style>
    <style:style style:name="PPT_5f_Template7-outline8" style:display-name="PPT_Template7-outline8" style:family="presentation" style:parent-style-name="PPT_5f_Template7-outline7">
      <style:paragraph-properties fo:margin-top="0cm" fo:margin-bottom="0.1cm"/>
      <style:text-properties fo:font-size="20pt" style:font-size-asian="20pt" style:font-size-complex="20pt"/>
    </style:style>
    <style:style style:name="PPT_5f_Template7-outline9" style:display-name="PPT_Template7-outline9" style:family="presentation" style:parent-style-name="PPT_5f_Template7-outline8">
      <style:paragraph-properties fo:margin-top="0cm" fo:margin-bottom="0.1cm"/>
      <style:text-properties fo:font-size="20pt" style:font-size-asian="20pt" style:font-size-complex="20pt"/>
    </style:style>
    <style:style style:name="PPT_5f_Template7-subtitle" style:display-name="PPT_Template7-subtitle" style:family="presentation">
      <style:graphic-properties draw:stroke="none" draw:fill="none" draw:textarea-vertical-align="middle">
        <text:list-style style:name="PPT_5f_Template7-subtitle" style:display-name="PPT_Template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7-title" style:display-name="PPT_Template7-title" style:family="presentation">
      <style:graphic-properties draw:stroke="none" draw:fill="none" draw:textarea-vertical-align="middle">
        <text:list-style style:name="PPT_5f_Template7-title" style:display-name="PPT_Template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8-background" style:display-name="PPT_Template8-background" style:family="presentation">
      <style:graphic-properties draw:stroke="none" draw:fill="solid" draw:fill-color="#ffffff"/>
      <style:text-properties style:letter-kerning="true"/>
    </style:style>
    <style:style style:name="PPT_5f_Template8-backgroundobjects" style:display-name="PPT_Templat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8-notes" style:display-name="PPT_Template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8-outline1" style:display-name="PPT_Template8-outline1" style:family="presentation">
      <style:graphic-properties draw:stroke="none" draw:fill="none" draw:auto-grow-height="false" draw:fit-to-size="shrink-to-fit">
        <text:list-style style:name="PPT_5f_Template8-outline1" style:display-name="PPT_Template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8-outline2" style:display-name="PPT_Template8-outline2" style:family="presentation" style:parent-style-name="PPT_5f_Template8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8-outline3" style:display-name="PPT_Template8-outline3" style:family="presentation" style:parent-style-name="PPT_5f_Template8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8-outline4" style:display-name="PPT_Template8-outline4" style:family="presentation" style:parent-style-name="PPT_5f_Template8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8-outline5" style:display-name="PPT_Template8-outline5" style:family="presentation" style:parent-style-name="PPT_5f_Template8-outline4">
      <style:paragraph-properties fo:margin-top="0cm" fo:margin-bottom="0.1cm"/>
      <style:text-properties fo:font-size="20pt" style:font-size-asian="20pt" style:font-size-complex="20pt"/>
    </style:style>
    <style:style style:name="PPT_5f_Template8-outline6" style:display-name="PPT_Template8-outline6" style:family="presentation" style:parent-style-name="PPT_5f_Template8-outline5">
      <style:paragraph-properties fo:margin-top="0cm" fo:margin-bottom="0.1cm"/>
      <style:text-properties fo:font-size="20pt" style:font-size-asian="20pt" style:font-size-complex="20pt"/>
    </style:style>
    <style:style style:name="PPT_5f_Template8-outline7" style:display-name="PPT_Template8-outline7" style:family="presentation" style:parent-style-name="PPT_5f_Template8-outline6">
      <style:paragraph-properties fo:margin-top="0cm" fo:margin-bottom="0.1cm"/>
      <style:text-properties fo:font-size="20pt" style:font-size-asian="20pt" style:font-size-complex="20pt"/>
    </style:style>
    <style:style style:name="PPT_5f_Template8-outline8" style:display-name="PPT_Template8-outline8" style:family="presentation" style:parent-style-name="PPT_5f_Template8-outline7">
      <style:paragraph-properties fo:margin-top="0cm" fo:margin-bottom="0.1cm"/>
      <style:text-properties fo:font-size="20pt" style:font-size-asian="20pt" style:font-size-complex="20pt"/>
    </style:style>
    <style:style style:name="PPT_5f_Template8-outline9" style:display-name="PPT_Template8-outline9" style:family="presentation" style:parent-style-name="PPT_5f_Template8-outline8">
      <style:paragraph-properties fo:margin-top="0cm" fo:margin-bottom="0.1cm"/>
      <style:text-properties fo:font-size="20pt" style:font-size-asian="20pt" style:font-size-complex="20pt"/>
    </style:style>
    <style:style style:name="PPT_5f_Template8-subtitle" style:display-name="PPT_Template8-subtitle" style:family="presentation">
      <style:graphic-properties draw:stroke="none" draw:fill="none" draw:textarea-vertical-align="middle">
        <text:list-style style:name="PPT_5f_Template8-subtitle" style:display-name="PPT_Template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8-title" style:display-name="PPT_Template8-title" style:family="presentation">
      <style:graphic-properties draw:stroke="none" draw:fill="none" draw:textarea-vertical-align="middle">
        <text:list-style style:name="PPT_5f_Template8-title" style:display-name="PPT_Template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9-background" style:display-name="PPT_Template9-background" style:family="presentation">
      <style:graphic-properties draw:stroke="none" draw:fill="solid" draw:fill-color="#ffffff"/>
      <style:text-properties style:letter-kerning="true"/>
    </style:style>
    <style:style style:name="PPT_5f_Template9-backgroundobjects" style:display-name="PPT_Templat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9-notes" style:display-name="PPT_Template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9-outline1" style:display-name="PPT_Template9-outline1" style:family="presentation">
      <style:graphic-properties draw:stroke="none" draw:fill="none" draw:auto-grow-height="false" draw:fit-to-size="shrink-to-fit">
        <text:list-style style:name="PPT_5f_Template9-outline1" style:display-name="PPT_Template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9-outline2" style:display-name="PPT_Template9-outline2" style:family="presentation" style:parent-style-name="PPT_5f_Template9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9-outline3" style:display-name="PPT_Template9-outline3" style:family="presentation" style:parent-style-name="PPT_5f_Template9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9-outline4" style:display-name="PPT_Template9-outline4" style:family="presentation" style:parent-style-name="PPT_5f_Template9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9-outline5" style:display-name="PPT_Template9-outline5" style:family="presentation" style:parent-style-name="PPT_5f_Template9-outline4">
      <style:paragraph-properties fo:margin-top="0cm" fo:margin-bottom="0.1cm"/>
      <style:text-properties fo:font-size="20pt" style:font-size-asian="20pt" style:font-size-complex="20pt"/>
    </style:style>
    <style:style style:name="PPT_5f_Template9-outline6" style:display-name="PPT_Template9-outline6" style:family="presentation" style:parent-style-name="PPT_5f_Template9-outline5">
      <style:paragraph-properties fo:margin-top="0cm" fo:margin-bottom="0.1cm"/>
      <style:text-properties fo:font-size="20pt" style:font-size-asian="20pt" style:font-size-complex="20pt"/>
    </style:style>
    <style:style style:name="PPT_5f_Template9-outline7" style:display-name="PPT_Template9-outline7" style:family="presentation" style:parent-style-name="PPT_5f_Template9-outline6">
      <style:paragraph-properties fo:margin-top="0cm" fo:margin-bottom="0.1cm"/>
      <style:text-properties fo:font-size="20pt" style:font-size-asian="20pt" style:font-size-complex="20pt"/>
    </style:style>
    <style:style style:name="PPT_5f_Template9-outline8" style:display-name="PPT_Template9-outline8" style:family="presentation" style:parent-style-name="PPT_5f_Template9-outline7">
      <style:paragraph-properties fo:margin-top="0cm" fo:margin-bottom="0.1cm"/>
      <style:text-properties fo:font-size="20pt" style:font-size-asian="20pt" style:font-size-complex="20pt"/>
    </style:style>
    <style:style style:name="PPT_5f_Template9-outline9" style:display-name="PPT_Template9-outline9" style:family="presentation" style:parent-style-name="PPT_5f_Template9-outline8">
      <style:paragraph-properties fo:margin-top="0cm" fo:margin-bottom="0.1cm"/>
      <style:text-properties fo:font-size="20pt" style:font-size-asian="20pt" style:font-size-complex="20pt"/>
    </style:style>
    <style:style style:name="PPT_5f_Template9-subtitle" style:display-name="PPT_Template9-subtitle" style:family="presentation">
      <style:graphic-properties draw:stroke="none" draw:fill="none" draw:textarea-vertical-align="middle">
        <text:list-style style:name="PPT_5f_Template9-subtitle" style:display-name="PPT_Template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9-title" style:display-name="PPT_Template9-title" style:family="presentation">
      <style:graphic-properties draw:stroke="none" draw:fill="none" draw:textarea-vertical-align="middle">
        <text:list-style style:name="PPT_5f_Template9-title" style:display-name="PPT_Template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0-background" style:display-name="PPT_Template10-background" style:family="presentation">
      <style:graphic-properties draw:stroke="none" draw:fill="solid" draw:fill-color="#ffffff"/>
      <style:text-properties style:letter-kerning="true"/>
    </style:style>
    <style:style style:name="PPT_5f_Template10-backgroundobjects" style:display-name="PPT_Templat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10-notes" style:display-name="PPT_Template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10-outline1" style:display-name="PPT_Template10-outline1" style:family="presentation">
      <style:graphic-properties draw:stroke="none" draw:fill="none" draw:auto-grow-height="false" draw:fit-to-size="shrink-to-fit">
        <text:list-style style:name="PPT_5f_Template10-outline1" style:display-name="PPT_Template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0-outline2" style:display-name="PPT_Template10-outline2" style:family="presentation" style:parent-style-name="PPT_5f_Template10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10-outline3" style:display-name="PPT_Template10-outline3" style:family="presentation" style:parent-style-name="PPT_5f_Template10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10-outline4" style:display-name="PPT_Template10-outline4" style:family="presentation" style:parent-style-name="PPT_5f_Template10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10-outline5" style:display-name="PPT_Template10-outline5" style:family="presentation" style:parent-style-name="PPT_5f_Template10-outline4">
      <style:paragraph-properties fo:margin-top="0cm" fo:margin-bottom="0.1cm"/>
      <style:text-properties fo:font-size="20pt" style:font-size-asian="20pt" style:font-size-complex="20pt"/>
    </style:style>
    <style:style style:name="PPT_5f_Template10-outline6" style:display-name="PPT_Template10-outline6" style:family="presentation" style:parent-style-name="PPT_5f_Template10-outline5">
      <style:paragraph-properties fo:margin-top="0cm" fo:margin-bottom="0.1cm"/>
      <style:text-properties fo:font-size="20pt" style:font-size-asian="20pt" style:font-size-complex="20pt"/>
    </style:style>
    <style:style style:name="PPT_5f_Template10-outline7" style:display-name="PPT_Template10-outline7" style:family="presentation" style:parent-style-name="PPT_5f_Template10-outline6">
      <style:paragraph-properties fo:margin-top="0cm" fo:margin-bottom="0.1cm"/>
      <style:text-properties fo:font-size="20pt" style:font-size-asian="20pt" style:font-size-complex="20pt"/>
    </style:style>
    <style:style style:name="PPT_5f_Template10-outline8" style:display-name="PPT_Template10-outline8" style:family="presentation" style:parent-style-name="PPT_5f_Template10-outline7">
      <style:paragraph-properties fo:margin-top="0cm" fo:margin-bottom="0.1cm"/>
      <style:text-properties fo:font-size="20pt" style:font-size-asian="20pt" style:font-size-complex="20pt"/>
    </style:style>
    <style:style style:name="PPT_5f_Template10-outline9" style:display-name="PPT_Template10-outline9" style:family="presentation" style:parent-style-name="PPT_5f_Template10-outline8">
      <style:paragraph-properties fo:margin-top="0cm" fo:margin-bottom="0.1cm"/>
      <style:text-properties fo:font-size="20pt" style:font-size-asian="20pt" style:font-size-complex="20pt"/>
    </style:style>
    <style:style style:name="PPT_5f_Template10-subtitle" style:display-name="PPT_Template10-subtitle" style:family="presentation">
      <style:graphic-properties draw:stroke="none" draw:fill="none" draw:textarea-vertical-align="middle">
        <text:list-style style:name="PPT_5f_Template10-subtitle" style:display-name="PPT_Template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10-title" style:display-name="PPT_Template10-title" style:family="presentation">
      <style:graphic-properties draw:stroke="none" draw:fill="none" draw:textarea-vertical-align="middle">
        <text:list-style style:name="PPT_5f_Template10-title" style:display-name="PPT_Template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623cm, 0cm, 0cm)" draw:image-opacity="100%" style:mirror="none"/>
    </style:style>
    <style:style style:name="Mpr1" style:family="presentation" style:parent-style-name="PPT_5f_Templat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PPT_5f_Templat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PPT_5f_Template-backgroundobjects">
      <style:graphic-properties draw:stroke="none" draw:fill="none" draw:fill-color="#ffffff" draw:auto-grow-height="false" fo:min-height="0.788cm"/>
    </style:style>
    <style:style style:name="Mpr4" style:family="presentation" style:parent-style-name="PPT_5f_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PPT_5f_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PT_5f_Template1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508cm" fo:wrap-option="wrap"/>
    </style:style>
    <style:style style:name="Mpr7" style:family="presentation" style:parent-style-name="PPT_5f_Template1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508cm" fo:wrap-option="wrap"/>
    </style:style>
    <style:style style:name="Mpr8" style:family="presentation" style:parent-style-name="PPT_5f_Template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PT_5f_Template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PT_5f_Template2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1" style:family="presentation" style:parent-style-name="PPT_5f_Template2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2" style:family="presentation" style:parent-style-name="PPT_5f_Template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PT_5f_Template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PPT_5f_Template3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5" style:family="presentation" style:parent-style-name="PPT_5f_Template3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6" style:family="presentation" style:parent-style-name="PPT_5f_Template3-backgroundobjects">
      <style:graphic-properties draw:stroke="none" draw:fill="none" draw:fill-color="#ffffff" draw:auto-grow-height="false" fo:min-height="1.485cm"/>
    </style:style>
    <style:style style:name="Mpr17" style:family="presentation" style:parent-style-name="PPT_5f_Template3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PPT_5f_Template4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9" style:family="presentation" style:parent-style-name="PPT_5f_Template4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20" style:family="presentation" style:parent-style-name="PPT_5f_Template4-backgroundobjects">
      <style:graphic-properties draw:stroke="none" draw:fill="none" draw:fill-color="#ffffff" draw:auto-grow-height="false" fo:min-height="1.485cm"/>
    </style:style>
    <style:style style:name="Mpr21" style:family="presentation" style:parent-style-name="PPT_5f_Template4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PPT_5f_Template5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3" style:family="presentation" style:parent-style-name="PPT_5f_Template5-outline1">
      <style:graphic-properties draw:stroke="none" svg:stroke-width="0cm" draw:fill="none" draw:textarea-vertical-align="middle" draw:auto-grow-height="false" draw:fit-to-size="shrink-to-fit" fo:min-height="6.629cm" fo:padding-top="0.095cm" fo:padding-bottom="0.095cm" fo:padding-left="0.19cm" fo:padding-right="0.19cm" fo:wrap-option="wrap"/>
    </style:style>
    <style:style style:name="Mpr24" style:family="presentation" style:parent-style-name="PPT_5f_Template5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25" style:family="presentation" style:parent-style-name="PPT_5f_Template5-backgroundobjects">
      <style:graphic-properties draw:stroke="none" draw:fill="none" draw:fill-color="#ffffff" draw:auto-grow-height="false" fo:min-height="1.485cm"/>
    </style:style>
    <style:style style:name="Mpr26" style:family="presentation" style:parent-style-name="PPT_5f_Template5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PPT_5f_Template6-outline1">
      <style:graphic-properties draw:stroke="none" svg:stroke-width="0cm" draw:fill="none" draw:textarea-vertical-align="top" draw:auto-grow-height="false" draw:fit-to-size="shrink-to-fit" fo:min-height="6.629cm" fo:padding-top="0.095cm" fo:padding-bottom="0.095cm" fo:padding-left="0.19cm" fo:padding-right="0.19cm" fo:wrap-option="wrap"/>
    </style:style>
    <style:style style:name="Mpr28" style:family="presentation" style:parent-style-name="PPT_5f_Template6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9" style:family="presentation" style:parent-style-name="PPT_5f_Template6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30" style:family="presentation" style:parent-style-name="PPT_5f_Template6-backgroundobjects">
      <style:graphic-properties draw:stroke="none" draw:fill="none" draw:fill-color="#ffffff" draw:auto-grow-height="false" fo:min-height="1.485cm"/>
    </style:style>
    <style:style style:name="Mpr31" style:family="presentation" style:parent-style-name="PPT_5f_Template6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PPT_5f_Template7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33" style:family="presentation" style:parent-style-name="PPT_5f_Template7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PT_5f_Template7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PPT_5f_Template8-backgroundobjects">
      <style:graphic-properties draw:stroke="none" draw:fill="none" draw:fill-color="#ffffff" draw:auto-grow-height="false" fo:min-height="1.485cm"/>
    </style:style>
    <style:style style:name="Mpr36" style:family="presentation" style:parent-style-name="PPT_5f_Template8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PPT_5f_Template9-backgroundobjects">
      <style:graphic-properties draw:stroke="none" draw:fill="none" draw:fill-color="#ffffff" draw:auto-grow-height="false" fo:min-height="1.485cm"/>
    </style:style>
    <style:style style:name="Mpr38" style:family="presentation" style:parent-style-name="PPT_5f_Template9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PPT_5f_Template10-backgroundobjects">
      <style:graphic-properties draw:stroke="none" draw:fill="none" draw:fill-color="#ffffff" draw:auto-grow-height="false" fo:min-height="1.485cm"/>
    </style:style>
    <style:style style:name="Mpr40" style:family="presentation" style:parent-style-name="PPT_5f_Template1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text-align="center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7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text-indent="0cm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7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1" style:family="text">
      <style:text-properties fo:font-variant="normal" fo:text-transform="none" fo:color="#1f1a17" style:text-line-through-style="none" style:text-line-through-type="none" style:text-position="0% 100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PT_5f_Template" style:display-name="PPT_Template" style:page-layout-name="PM1" draw:style-name="Mdp1">
      <office:forms form:automatic-focus="false" form:apply-design-mode="false"/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F74EA77ABBF77873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9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3" draw:layer="backgroundobjects" svg:width="6.4cm" svg:height="1.877cm" svg:x="13.2cm" svg:y="3.123cm">
        <draw:image xlink:href="Pictures/1000020100001150000005146A95512B0207AAB1.png" xlink:type="simple" xlink:show="embed" xlink:actuate="onLoad">
          <text:p/>
        </draw:image>
      </draw:frame>
      <draw:frame presentation:style-name="Mpr3" draw:text-style-name="MP14" draw:layer="backgroundobjects" svg:width="6.44cm" svg:height="0.787cm" svg:x="6.949cm" svg:y="10.412cm" presentation:class="footer">
        <draw:text-box>
          <text:p text:style-name="MP14"><text:span text:style-name="MT1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PPT_5f_Template-title" draw:layer="backgroundobjects" svg:width="14.848cm" svg:height="11.136cm" svg:x="3.075cm" svg:y="2.257cm" presentation:class="page"/>
        <draw:frame presentation:style-name="PPT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1" style:display-name="PPT_Template1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6" draw:text-style-name="MP8" draw:layer="backgroundobjects" svg:width="18.414cm" svg:height="1.269cm" svg:x="1.905cm" svg:y="4.233cm" presentation:class="title" presentation:user-transformed="true">
        <draw:text-box>
          <text:p text:style-name="MP15"><text:span text:style-name="MT3">Click to edit the title text formatClick to edit Master title style</text:span></text:p>
        </draw:text-box>
      </draw:frame>
      <draw:frame draw:name="Text Placeholder 2" presentation:style-name="Mpr7" draw:text-style-name="MP11" draw:layer="backgroundobjects" svg:width="17.271cm" svg:height="1.248cm" svg:x="3.048cm" svg:y="5.503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16"><text:span text:style-name="MT6">Seventh Outline Level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1-title" draw:layer="backgroundobjects" svg:width="19.798cm" svg:height="11.136cm" svg:x="0.6cm" svg:y="2.257cm" presentation:class="page"/>
        <draw:frame presentation:style-name="PPT_5f_Templat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2" style:display-name="PPT_Template2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10" draw:text-style-name="MP11" draw:layer="backgroundobjects" svg:width="19.616cm" svg:height="9.143cm" svg:x="0.347cm" svg:y="1.482cm" presentation:class="outline" presentation:user-transformed="true">
        <draw:text-box>
          <text:list text:style-name="ML4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><text:span text:style-name="MT7">Seventh Outline LevelEdit Master text styles</text:span></text:p>
                                      <text:list>
                                        <text:list-item>
                                          <text:p><text:span text:style-name="MT8">Second level</text:span></text:p>
                                          <text:list>
                                            <text:list-item>
                                              <text:p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11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presentation:notes style:page-layout-name="PM0">
        <draw:page-thumbnail presentation:style-name="PPT_5f_Template2-title" draw:layer="backgroundobjects" svg:width="19.798cm" svg:height="11.136cm" svg:x="0.6cm" svg:y="2.257cm" presentation:class="page"/>
        <draw:frame presentation:style-name="PPT_5f_Template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3" style:display-name="PPT_Template3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4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15" draw:text-style-name="MP11" draw:layer="backgroundobjects" svg:width="9.651cm" svg:height="9.143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5" draw:text-style-name="MP11" draw:layer="backgroundobjects" svg:width="9.651cm" svg:height="9.143cm" svg:x="10.313cm" svg:y="1.46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PPT_5f_Template3-title" draw:layer="backgroundobjects" svg:width="19.798cm" svg:height="11.136cm" svg:x="0.6cm" svg:y="2.257cm" presentation:class="page"/>
        <draw:frame presentation:style-name="PPT_5f_Template3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4" style:display-name="PPT_Template4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8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19" draw:text-style-name="MP11" draw:layer="backgroundobjects" svg:width="19.608cm" svg:height="4.444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9" draw:text-style-name="MP11" draw:layer="backgroundobjects" svg:width="19.608cm" svg:height="4.444cm" svg:x="0.356cm" svg:y="6.138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4-title" draw:layer="backgroundobjects" svg:width="19.798cm" svg:height="11.136cm" svg:x="0.6cm" svg:y="2.257cm" presentation:class="page"/>
        <draw:frame presentation:style-name="PPT_5f_Template4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5" style:display-name="PPT_Template5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22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Text Placeholder 2" presentation:style-name="Mpr23" draw:text-style-name="MP11" draw:layer="backgroundobjects" svg:width="9.651cm" svg:height="1.057cm" svg:x="0.356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6"><text:span text:style-name="MT7">Seventh Outline Level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4" draw:text-style-name="MP3" draw:layer="backgroundobjects" svg:width="9.651cm" svg:height="8.042cm" svg:x="0.356cm" svg:y="2.54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1"><text:span text:style-name="MT8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3" draw:text-style-name="MP11" draw:layer="backgroundobjects" svg:width="9.651cm" svg:height="1.057cm" svg:x="10.3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7">Seventh Outline LevelEdit Master text styles</text:span></text:p>
        </draw:text-box>
      </draw:frame>
      <draw:frame draw:name="Content Placeholder 5" presentation:style-name="Mpr24" draw:text-style-name="MP3" draw:layer="backgroundobjects" svg:width="9.651cm" svg:height="8.042cm" svg:x="10.3cm" svg:y="2.54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1"><text:span text:style-name="MT8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5-title" draw:layer="backgroundobjects" svg:width="19.798cm" svg:height="11.136cm" svg:x="0.6cm" svg:y="2.257cm" presentation:class="page"/>
        <draw:frame presentation:style-name="PPT_5f_Template5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6" style:display-name="PPT_Template6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27" draw:text-style-name="MP11" draw:layer="backgroundobjects" svg:width="11.683cm" svg:height="8.889cm" svg:x="8.304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4" presentation:style-name="Mpr28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6" presentation:style-name="Mpr29" draw:text-style-name="MP11" draw:layer="backgroundobjects" svg:width="7.619cm" svg:height="7.619cm" svg:x="0.356cm" svg:y="2.11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Click to insert Chart, Table or Picture</text:span></text:p>
            </text:list-item>
          </text:list>
        </draw:text-box>
      </draw:frame>
      <presentation:notes style:page-layout-name="PM0">
        <draw:page-thumbnail presentation:style-name="PPT_5f_Template6-title" draw:layer="backgroundobjects" svg:width="19.798cm" svg:height="11.136cm" svg:x="0.6cm" svg:y="2.257cm" presentation:class="page"/>
        <draw:frame presentation:style-name="PPT_5f_Template6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7" style:display-name="PPT_Template7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32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presentation:style-name="PPT_5f_Template7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7-title" draw:layer="backgroundobjects" svg:width="19.798cm" svg:height="11.136cm" svg:x="0.6cm" svg:y="2.257cm" presentation:class="page"/>
        <draw:frame presentation:style-name="PPT_5f_Template7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8" style:display-name="PPT_Template8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presentation:style-name="PPT_5f_Template8-title" draw:layer="backgroundobjects" svg:width="18.287cm" svg:height="1.907cm" svg:x="1.016cm" svg:y="0.456cm" presentation:class="title" presentation:placeholder="true">
        <draw:text-box/>
      </draw:frame>
      <draw:frame presentation:style-name="PPT_5f_Template8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8-title" draw:layer="backgroundobjects" svg:width="19.798cm" svg:height="11.136cm" svg:x="0.6cm" svg:y="2.257cm" presentation:class="page"/>
        <draw:frame presentation:style-name="PPT_5f_Template8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9" style:display-name="PPT_Template9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25"><text:span text:style-name="MT13"><text:a xlink:href="http://www.globaledgesoft.com/" xlink:type="simple">www.globaledgesoft.com</text:a></text:span><text:span text:style-name="MT14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0696343D251B7489.png" xlink:type="simple" xlink:show="embed" xlink:actuate="onLoad">
              <text:p/>
            </draw:image>
          </draw:frame>
          <draw:custom-shape draw:name="Rectangle 16" draw:style-name="Mgr10" draw:text-style-name="MP3" draw:layer="layout" svg:width="5.418cm" svg:height="1.464cm" svg:x="1.02cm" svg:y="8.141cm">
            <text:p text:style-name="MP26"><text:span text:style-name="MT15">Global Village</text:span></text:p>
            <text:p text:style-name="MP26"><text:span text:style-name="MT15">IT SEZ</text:span></text:p>
            <text:p text:style-name="MP26"><text:span text:style-name="MT15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0696343D251B7489.png" xlink:type="simple" xlink:show="embed" xlink:actuate="onLoad">
              <text:p/>
            </draw:image>
          </draw:frame>
          <draw:custom-shape draw:name="Rectangle 18" draw:style-name="Mgr10" draw:text-style-name="MP3" draw:layer="layout" svg:width="5.409cm" svg:height="1.464cm" svg:x="13.89cm" svg:y="8.141cm">
            <text:p text:style-name="MP26"><text:span text:style-name="MT15">Raheja Mindspace</text:span></text:p>
            <text:p text:style-name="MP26"><text:span text:style-name="MT15">IT Park</text:span></text:p>
            <text:p text:style-name="MP26"><text:span text:style-name="MT15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DB37BEC099FA3F1A.jpg" xlink:type="simple" xlink:show="embed" xlink:actuate="onLoad">
              <text:p/>
            </draw:image>
          </draw:frame>
          <draw:custom-shape draw:name="Rectangle 20" draw:style-name="Mgr10" draw:text-style-name="MP3" draw:layer="layout" svg:width="5.409cm" svg:height="1.464cm" svg:x="7.459cm" svg:y="8.141cm">
            <text:p text:style-name="MP26"><text:span text:style-name="MT15">South Main Street </text:span></text:p>
            <text:p text:style-name="MP26"><text:span text:style-name="MT15">Milpitas</text:span></text:p>
            <text:p text:style-name="MP26"><text:span text:style-name="MT15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1" draw:text-style-name="MP3" draw:layer="backgroundobjects" svg:width="13.715cm" svg:height="0.867cm" svg:x="3.302cm" svg:y="0.882cm">
        <text:p text:style-name="MP25"><text:span text:style-name="MT16">Large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2" draw:text-style-name="MP4" draw:layer="layout" svg:width="9.718cm" svg:height="3.809cm" svg:x="6.485cm" svg:y="1.99cm">
          <draw:image xlink:href="Pictures/100000000000034A000001B80B27FAA169CBA660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ABDA229085718999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F6599CB6BFAE8C18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B04F67DFB65F1BB3.jpg" xlink:type="simple" xlink:show="embed" xlink:actuate="onLoad">
          <text:p/>
        </draw:image>
      </draw:frame>
      <draw:frame presentation:style-name="PPT_5f_Template9-title" draw:layer="backgroundobjects" svg:width="18.287cm" svg:height="1.907cm" svg:x="1.016cm" svg:y="0.456cm" presentation:class="title" presentation:placeholder="true">
        <draw:text-box/>
      </draw:frame>
      <draw:frame presentation:style-name="PPT_5f_Template9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9-title" draw:layer="backgroundobjects" svg:width="19.798cm" svg:height="11.136cm" svg:x="0.6cm" svg:y="2.257cm" presentation:class="page"/>
        <draw:frame presentation:style-name="PPT_5f_Template9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10" style:display-name="PPT_Template10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1" draw:text-style-name="MP3" draw:layer="backgroundobjects" svg:width="7.28cm" svg:height="5.259cm" svg:x="12.404cm" svg:y="5.042cm">
        <text:p text:style-name="MP27"><text:span text:style-name="MT20">Fairness</text:span></text:p>
        <text:p text:style-name="MP27"><text:span text:style-name="MT20">Learning</text:span></text:p>
        <text:p text:style-name="MP27"><text:span text:style-name="MT20">Responsibility</text:span></text:p>
        <text:p text:style-name="MP27"><text:span text:style-name="MT20">Innovation</text:span></text:p>
        <text:p text:style-name="MP27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3" draw:text-style-name="MP3" draw:layer="backgroundobjects" svg:width="16.086cm" svg:height="1.038cm" svg:x="0cm" svg:y="3.175cm">
        <text:p text:style-name="MP25"><text:span text:style-name="MT12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A64CDAF515F84E32.jpg" xlink:type="simple" xlink:show="embed" xlink:actuate="onLoad">
          <text:p/>
        </draw:image>
      </draw:frame>
      <draw:frame draw:name="Picture 5" draw:style-name="Mgr14" draw:text-style-name="MP4" draw:layer="backgroundobjects" svg:width="7.407cm" svg:height="3.265cm" svg:x="12.901cm" svg:y="-0.002cm">
        <draw:image xlink:href="Pictures/10000201000002B4000001160A3008ECAC5DA412.png" xlink:type="simple" xlink:show="embed" xlink:actuate="onLoad">
          <text:p/>
        </draw:image>
      </draw:frame>
      <draw:frame presentation:style-name="PPT_5f_Template10-title" draw:layer="backgroundobjects" svg:width="18.287cm" svg:height="1.907cm" svg:x="1.016cm" svg:y="0.456cm" presentation:class="title" presentation:placeholder="true">
        <draw:text-box/>
      </draw:frame>
      <draw:frame presentation:style-name="PPT_5f_Template10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10-title" draw:layer="backgroundobjects" svg:width="19.798cm" svg:height="11.136cm" svg:x="0.6cm" svg:y="2.257cm" presentation:class="page"/>
        <draw:frame presentation:style-name="PPT_5f_Template10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GES LnD</meta:initial-creator>
    <meta:editing-cycles>64</meta:editing-cycles>
    <meta:creation-date>2018-02-13T08:50:50</meta:creation-date>
    <dc:date>2019-05-31T14:30:30.674981528</dc:date>
    <meta:editing-duration>PT19H10M25S</meta:editing-duration>
    <meta:generator>LibreOffice/4.2.8.2$Linux_x86 LibreOffice_project/420m0$Build-2</meta:generator>
    <meta:document-statistic meta:object-count="28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GES-TMPL-Presentation-v7.0" xlink:href=""/>
  </office:meta>
</office:document-meta>
</file>